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/>
          <table:table-cell office:value-type="string" calcext:value-type="string" table:number-columns-spanned="3" table:number-rows-spanned="1">
            <text:p><text:span text:style-name="T1">Mono-IMU: </text:span>Origin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no-IMU: SuperPoint+LightGlu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TE</text:p>
          </table:table-cell>
          <table:table-cell office:value-type="string" calcext:value-type="string">
            <text:p>RPEr</text:p>
          </table:table-cell>
          <table:table-cell office:value-type="string" calcext:value-type="string">
            <text:p>RPE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RPEr</text:p>
          </table:table-cell>
          <table:table-cell office:value-type="string" calcext:value-type="string">
            <text:p>RPEt</text:p>
          </table:table-cell>
        </table:table-row>
        <table:table-row table:style-name="ro1">
          <table:table-cell office:value-type="string" calcext:value-type="string">
            <text:p>MH01</text:p>
          </table:table-cell>
          <table:table-cell office:value-type="float" office:value="0.231888" calcext:value-type="float">
            <text:p>0.231888</text:p>
          </table:table-cell>
          <table:table-cell office:value-type="float" office:value="2.741053" calcext:value-type="float">
            <text:p>2.741053</text:p>
          </table:table-cell>
          <table:table-cell office:value-type="float" office:value="0.150085" calcext:value-type="float">
            <text:p>0.150085</text:p>
          </table:table-cell>
          <table:table-cell office:value-type="float" office:value="0.194594" calcext:value-type="float">
            <text:p>0.194594</text:p>
          </table:table-cell>
          <table:table-cell office:value-type="float" office:value="2.721316" calcext:value-type="float">
            <text:p>2.721316</text:p>
          </table:table-cell>
          <table:table-cell office:value-type="float" office:value="0.150926" calcext:value-type="float">
            <text:p>0.150926</text:p>
          </table:table-cell>
        </table:table-row>
        <table:table-row table:style-name="ro1">
          <table:table-cell office:value-type="string" calcext:value-type="string">
            <text:p>MH02</text:p>
          </table:table-cell>
          <table:table-cell office:value-type="float" office:value="0.184429" calcext:value-type="float">
            <text:p>0.184429</text:p>
          </table:table-cell>
          <table:table-cell office:value-type="float" office:value="2.747926" calcext:value-type="float">
            <text:p>2.747926</text:p>
          </table:table-cell>
          <table:table-cell office:value-type="float" office:value="0.161235" calcext:value-type="float">
            <text:p>0.161235</text:p>
          </table:table-cell>
          <table:table-cell office:value-type="float" office:value="0.189137" calcext:value-type="float">
            <text:p>0.189137</text:p>
          </table:table-cell>
          <table:table-cell office:value-type="float" office:value="2.757379" calcext:value-type="float">
            <text:p>2.757379</text:p>
          </table:table-cell>
          <table:table-cell office:value-type="float" office:value="0.162409" calcext:value-type="float">
            <text:p>0.162409</text:p>
          </table:table-cell>
        </table:table-row>
        <table:table-row table:style-name="ro1">
          <table:table-cell office:value-type="string" calcext:value-type="string">
            <text:p>MH03</text:p>
          </table:table-cell>
          <table:table-cell office:value-type="float" office:value="0.395" calcext:value-type="float">
            <text:p>0.395</text:p>
          </table:table-cell>
          <table:table-cell office:value-type="float" office:value="4.470164" calcext:value-type="float">
            <text:p>4.470164</text:p>
          </table:table-cell>
          <table:table-cell office:value-type="float" office:value="0.358715" calcext:value-type="float">
            <text:p>0.358715</text:p>
          </table:table-cell>
          <table:table-cell office:value-type="float" office:value="0.396079" calcext:value-type="float">
            <text:p>0.396079</text:p>
          </table:table-cell>
          <table:table-cell office:value-type="float" office:value="4.784723" calcext:value-type="float">
            <text:p>4.784723</text:p>
          </table:table-cell>
          <table:table-cell office:value-type="float" office:value="0.38706" calcext:value-type="float">
            <text:p>0.38706</text:p>
          </table:table-cell>
        </table:table-row>
        <table:table-row table:style-name="ro1">
          <table:table-cell office:value-type="string" calcext:value-type="string">
            <text:p>MH04</text:p>
          </table:table-cell>
          <table:table-cell office:value-type="float" office:value="0.392363" calcext:value-type="float">
            <text:p>0.392363</text:p>
          </table:table-cell>
          <table:table-cell office:value-type="float" office:value="0.338691" calcext:value-type="float">
            <text:p>0.338691</text:p>
          </table:table-cell>
          <table:table-cell office:value-type="float" office:value="3.38838" calcext:value-type="float">
            <text:p>3.38838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MH05</text:p>
          </table:table-cell>
          <table:table-cell table:number-columns-repeated="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V101</text:p>
          </table:table-cell>
          <table:table-cell office:value-type="float" office:value="0.144579" calcext:value-type="float">
            <text:p>0.144579</text:p>
          </table:table-cell>
          <table:table-cell office:value-type="float" office:value="4.736112" calcext:value-type="float">
            <text:p>4.736112</text:p>
          </table:table-cell>
          <table:table-cell office:value-type="float" office:value="0.134054" calcext:value-type="float">
            <text:p>0.134054</text:p>
          </table:table-cell>
          <table:table-cell office:value-type="float" office:value="0.614321" calcext:value-type="float">
            <text:p>0.614321</text:p>
          </table:table-cell>
          <table:table-cell office:value-type="float" office:value="4.470296" calcext:value-type="float">
            <text:p>4.470296</text:p>
          </table:table-cell>
          <table:table-cell office:value-type="float" office:value="0.132263" calcext:value-type="float">
            <text:p>0.132263</text:p>
          </table:table-cell>
        </table:table-row>
        <table:table-row table:style-name="ro1">
          <table:table-cell office:value-type="string" calcext:value-type="string">
            <text:p>V102</text:p>
          </table:table-cell>
          <table:table-cell office:value-type="float" office:value="0.402536" calcext:value-type="float">
            <text:p>0.402536</text:p>
          </table:table-cell>
          <table:table-cell office:value-type="float" office:value="9.99938" calcext:value-type="float">
            <text:p>9.99938</text:p>
          </table:table-cell>
          <table:table-cell office:value-type="float" office:value="0.297959" calcext:value-type="float">
            <text:p>0.297959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V103</text:p>
          </table:table-cell>
          <table:table-cell office:value-type="float" office:value="0.291937" calcext:value-type="float">
            <text:p>0.291937</text:p>
          </table:table-cell>
          <table:table-cell office:value-type="float" office:value="9.585887" calcext:value-type="float">
            <text:p>9.585887</text:p>
          </table:table-cell>
          <table:table-cell office:value-type="float" office:value="0.224435" calcext:value-type="float">
            <text:p>0.224435</text:p>
          </table:table-cell>
          <table:table-cell office:value-type="float" office:value="0.258597" calcext:value-type="float">
            <text:p>0.258597</text:p>
          </table:table-cell>
          <table:table-cell office:value-type="float" office:value="9.767117" calcext:value-type="float">
            <text:p>9.767117</text:p>
          </table:table-cell>
          <table:table-cell office:value-type="float" office:value="0.228198" calcext:value-type="float">
            <text:p>0.228198</text:p>
          </table:table-cell>
        </table:table-row>
        <table:table-row table:style-name="ro1">
          <table:table-cell office:value-type="string" calcext:value-type="string">
            <text:p>V201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17569" calcext:value-type="float">
            <text:p>0.117569</text:p>
          </table:table-cell>
          <table:table-cell office:value-type="float" office:value="4.800004" calcext:value-type="float">
            <text:p>4.800004</text:p>
          </table:table-cell>
          <table:table-cell office:value-type="float" office:value="0.107053" calcext:value-type="float">
            <text:p>0.107053</text:p>
          </table:table-cell>
        </table:table-row>
        <table:table-row table:style-name="ro1">
          <table:table-cell office:value-type="string" calcext:value-type="string">
            <text:p>V20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279955" calcext:value-type="float">
            <text:p>0.279955</text:p>
          </table:table-cell>
          <table:table-cell office:value-type="float" office:value="8.348663" calcext:value-type="float">
            <text:p>8.348663</text:p>
          </table:table-cell>
          <table:table-cell office:value-type="float" office:value="0.240633" calcext:value-type="float">
            <text:p>0.240633</text:p>
          </table:table-cell>
        </table:table-row>
        <table:table-row table:style-name="ro1">
          <table:table-cell office:value-type="string" calcext:value-type="string">
            <text:p>V203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9.597574" calcext:value-type="float">
            <text:p>9.597574</text:p>
          </table:table-cell>
          <table:table-cell office:value-type="float" office:value="0.268778" calcext:value-type="float">
            <text:p>0.268778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8T17:27:59.228091460</meta:creation-date>
    <dc:date>2024-01-09T18:34:24.022579356</dc:date>
    <meta:editing-duration>PT1H24M15S</meta:editing-duration>
    <meta:editing-cycles>6</meta:editing-cycles>
    <meta:generator>LibreOffice/6.0.7.3$Linux_X86_64 LibreOffice_project/00m0$Build-3</meta:generator>
    <meta:document-statistic meta:table-count="1" meta:cell-count="85" meta:object-count="0"/>
  </office:meta>
</office:document-meta>
</file>